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0e951d" officeooo:paragraph-rsid="000e951d"/>
    </style:style>
    <style:style style:name="P3" style:family="paragraph" style:parent-style-name="Standard">
      <style:text-properties officeooo:rsid="000edc8e" officeooo:paragraph-rsid="000edc8e"/>
    </style:style>
    <style:style style:name="P4" style:family="paragraph" style:parent-style-name="Standard">
      <style:text-properties officeooo:rsid="000fbe99" officeooo:paragraph-rsid="000fbe99"/>
    </style:style>
    <style:style style:name="P5" style:family="paragraph" style:parent-style-name="Standard">
      <style:text-properties officeooo:rsid="002397ce" officeooo:paragraph-rsid="002397c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dc8e"/>
    </style:style>
    <style:style style:name="T2" style:family="text">
      <style:text-properties fo:font-weight="bold" officeooo:rsid="000edc8e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e903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54216272" text:id="ct154216272">
          <text:insertion>
            <office:change-info>
              <dc:creator>Autor desconocido</dc:creator>
              <dc:date>2015-12-29T08:07:00</dc:date>
            </office:change-info>
          </text:insertion>
        </text:changed-region>
        <text:changed-region xml:id="ct154470792" text:id="ct154470792">
          <text:insertion>
            <office:change-info>
              <dc:creator>Autor desconocido</dc:creator>
              <dc:date>2015-12-29T08:10:00</dc:date>
            </office:change-info>
          </text:insertion>
        </text:changed-region>
      </text:tracked-changes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 trabajo puramente </text:span><text:span text:style-name="T1"><text:variable-set text:name="tipotrabajo" office:value-type="string">tipotrabajo</text:variable-set></text:span><text:span text:style-name="T1"> no tiene recompensa.</text:span><text:change-start text:change-id="ct154216272"/><text:span text:style-name="T2">tipotrabajo</text:span><text:change-end text:change-id="ct154216272"/></text:p>
      <text:p text:style-name="P3"><office:annotation><dc:creator>Autor desconocido</dc:creator><dc:date>2015-12-30T08:00:55</dc:date><text:list text:style-name=""><text:list-item><text:p text:style-name="P6"><text:span text:style-name="T5">do text for untexto in range(3)</text:span></text:p></text:list-item></text:list></office:annotation>Con algunas limitaciones <text:span text:style-name="T3">(</text:span><text:change-start text:change-id="ct154470792"/><text:span text:style-name="T4">untexto</text:span><text:change-end text:change-id="ct154470792"/><text:span text:style-name="T3">)</text:span></text:p>
      <text:p text:style-name="P2"><office:annotation><dc:creator>Autor desconocido</dc:creator><dc:date>2015-12-30T07:54:14</dc:date><text:list text:continue-numbering="true" text:style-name=""><text:list-item><text:p text:style-name="P6"><text:span text:style-name="T5">do text if True</text:span></text:p></text:list-item></text:list></office:annotation>eeee.</text:p>
      <text:p text:style-name="P4">otro texto</text:p>
      <text:p text:style-name="P2">ghi<office:annotation><dc:creator>Autor desconocido</dc:creator><dc:date>2015-12-30T13:38:35</dc:date><text:list text:continue-numbering="true" text:style-name=""><text:list-item><text:p text:style-name="P6"><text:span text:style-name="T5">do text </text:span></text:p></text:list-item><text:list-item><text:p text:style-name="P6"><text:span text:style-name="T5">from xhtml(dummy)</text:span></text:p></text:list-item></text:list></office:annotatio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1-26T18:10:46.473691908</dc:date>
    <meta:editing-duration>PT1H14M10S</meta:editing-duration>
    <meta:editing-cycles>27</meta:editing-cycles>
    <meta:generator>LibreOffice/4.2.8.2$Linux_x86 LibreOffice_project/420m0$Build-2</meta:generator>
    <meta:document-statistic meta:table-count="0" meta:image-count="0" meta:object-count="0" meta:page-count="1" meta:paragraph-count="5" meta:word-count="15" meta:character-count="117" meta:non-whitespace-character-count="106"/>
  </office:meta>
</office:document-meta>
</file>